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9-07-3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9-04-18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9-01-2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8-11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8-07-1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8-04-10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8-02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7-10-26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7-07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7-06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7-05-2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7-02-0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6-10-0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6-07-11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6-04-04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6-01-05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5-10-1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5-07-14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5-04-14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5-01-1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10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9-0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8-12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7-15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6-10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5-1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4-08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4-01-07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3-10-1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3-07-0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3-04-2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3-01-0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2-10-0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2-07-17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2-04-2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2-01-10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1-10-04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1-07-06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1-04-06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1-01-11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12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10-12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09-1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08-18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07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06-0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04-2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10-01-1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9-10-06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9-07-2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9-04-2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9-01-1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10-08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7-1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15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7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10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10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3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1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4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10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9-21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7-06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4-12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1-2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5-01-12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10-06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2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3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1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4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7 0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4-1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8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2-0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2-01-17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8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9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7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9 0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6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10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5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6-27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5-09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3-08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2000-01-11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1999-12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1999-12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1999-12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1999-12-06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2</text:p>
          </table:table-cell>
          <table:table-cell office:value-type="string" calcext:value-type="string">
            <text:p>1999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2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31" meta:object-count="0"/>
    <meta:user-defined meta:name="AppVersion">3.0</meta:user-defined>
  </office:meta>
</office:document-meta>
</file>